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1666in" text:min-label-width="0in" text:list-level-position-and-space-mode="label-alignment">
          <style:list-level-label-alignment text:label-followed-by="listtab" fo:margin-left="0.1666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text:style-name="WW_CharLFO2LVL1" style:num-prefix="(" style:num-suffix=")" style:num-list-format-name="NLF1" style:num-format="1">
        <style:list-level-properties text:space-before="0.2583in" text:min-label-width="0in" text:list-level-position-and-space-mode="label-alignment">
          <style:list-level-label-alignment text:label-followed-by="listtab" fo:margin-left="0.2583in" fo:text-indent="0in"/>
        </style:list-level-properties>
      </text:list-level-style-number>
      <text:list-level-style-number text:level="2" text:style-name="WW_CharLFO2LVL2" style:num-list-format-name="NLF1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list-format-name="NLF1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list-format-name="NLF1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list-format-name="NLF1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list-format-name="NLF1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list-format-name="NLF1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list-format-name="NLF1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list-format-name="NLF1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3">
      <text:list-level-style-number text:level="1" text:style-name="WW_CharLFO3LVL1" style:num-prefix="(" style:num-suffix=")" style:num-list-format-name="NLF1" style:num-format="1" text:start-value="4">
        <style:list-level-properties text:space-before="0.3513in" text:min-label-width="0in" text:list-level-position-and-space-mode="label-alignment">
          <style:list-level-label-alignment text:label-followed-by="listtab" fo:margin-left="0.3513in" fo:text-indent="0in"/>
        </style:list-level-properties>
      </text:list-level-style-number>
      <text:list-level-style-number text:level="2" text:style-name="WW_CharLFO3LVL2" style:num-list-format-name="NLF1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3LVL3" style:num-list-format-name="NLF1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3LVL4" style:num-list-format-name="NLF1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3LVL5" style:num-list-format-name="NLF1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3LVL6" style:num-list-format-name="NLF1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3LVL7" style:num-list-format-name="NLF1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3LVL8" style:num-list-format-name="NLF1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3LVL9" style:num-list-format-name="NLF1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5486in" fo:line-height="201%" fo:margin-right="0.0013in"/>
    </style:style>
    <style:style style:name="T2" style:parent-style-name="Fonteparág.padrão" style:family="text">
      <style:text-properties fo:font-weight="bold" style:font-weight-asian="bold"/>
    </style:style>
    <style:style style:name="P3" style:parent-style-name="Normal" style:family="paragraph">
      <style:paragraph-properties fo:text-align="center" fo:margin-bottom="0.5708in" fo:line-height="201%" fo:margin-right="0.0041in"/>
    </style:style>
    <style:style style:name="T4" style:parent-style-name="Fonteparág.padrão" style:family="text">
      <style:text-properties fo:font-weight="bold" style:font-weight-asian="bold"/>
    </style:style>
    <style:style style:name="P5" style:parent-style-name="Normal" style:family="paragraph">
      <style:paragraph-properties fo:margin-bottom="0.0013in" fo:line-height="137%" fo:margin-left="-0.0034in">
        <style:tab-stops/>
      </style:paragraph-properties>
    </style:style>
    <style:style style:name="T6" style:parent-style-name="Fonteparág.padrão" style:family="text">
      <style:text-properties fo:font-weight="bold" style:font-weight-asian="bold"/>
    </style:style>
    <style:style style:name="T7" style:parent-style-name="Fonteparág.padrão" style:family="text">
      <style:text-properties fo:font-weight="bold" style:font-weight-asian="bold"/>
    </style:style>
    <style:style style:name="T8" style:parent-style-name="Fonteparág.padrão" style:family="text">
      <style:text-properties fo:font-weight="bold" style:font-weight-asian="bold"/>
    </style:style>
    <style:style style:name="T9" style:parent-style-name="Fonteparág.padrão" style:family="text">
      <style:text-properties fo:font-weight="bold" style:font-weight-asian="bold"/>
    </style:style>
    <style:style style:name="T10" style:parent-style-name="Fonteparág.padrão" style:family="text">
      <style:text-properties fo:font-weight="bold" style:font-weight-asian="bold"/>
    </style:style>
    <style:style style:name="T11" style:parent-style-name="Fonteparág.padrão" style:family="text">
      <style:text-properties fo:font-weight="bold" style:font-weight-asian="bold"/>
    </style:style>
    <style:style style:name="T12" style:parent-style-name="Fonteparág.padrão" style:family="text">
      <style:text-properties fo:font-weight="bold" style:font-weight-asian="bold"/>
    </style:style>
    <style:style style:name="T13" style:parent-style-name="Fonteparág.padrão" style:family="text">
      <style:text-properties fo:font-weight="bold" style:font-weight-asian="bold"/>
    </style:style>
    <style:style style:name="P14" style:parent-style-name="Normal" style:family="paragraph">
      <style:paragraph-properties fo:margin-bottom="0.0291in" fo:margin-left="-0.0034in">
        <style:tab-stops/>
      </style:paragraph-properties>
    </style:style>
    <style:style style:name="P15" style:parent-style-name="Normal" style:family="paragraph">
      <style:paragraph-properties fo:margin-left="-0.0034in">
        <style:tab-stops/>
      </style:paragraph-properties>
    </style:style>
    <style:style style:name="T16" style:parent-style-name="Fonteparág.padrão" style:family="text">
      <style:text-properties fo:font-weight="bold" style:font-weight-asian="bold"/>
    </style:style>
    <style:style style:name="T17" style:parent-style-name="Fonteparág.padrão" style:family="text">
      <style:text-properties fo:font-weight="bold" style:font-weight-asian="bold"/>
    </style:style>
    <style:style style:name="P18" style:parent-style-name="Normal" style:list-style-name="LFO1" style:family="paragraph">
      <style:paragraph-properties fo:text-indent="-0.1666in"/>
    </style:style>
    <style:style style:name="P19" style:parent-style-name="Normal" style:list-style-name="LFO1" style:family="paragraph">
      <style:paragraph-properties fo:text-indent="-0.1666in"/>
    </style:style>
    <style:style style:name="P20" style:parent-style-name="Normal" style:list-style-name="LFO1" style:family="paragraph">
      <style:paragraph-properties fo:text-indent="-0.1666in"/>
    </style:style>
    <style:style style:name="P21" style:parent-style-name="Normal" style:list-style-name="LFO1" style:family="paragraph">
      <style:paragraph-properties fo:text-indent="-0.1666in"/>
    </style:style>
    <style:style style:name="P22" style:parent-style-name="Normal" style:list-style-name="LFO1" style:family="paragraph">
      <style:paragraph-properties fo:text-indent="-0.1666in"/>
    </style:style>
    <style:style style:name="P23" style:parent-style-name="Normal" style:list-style-name="LFO1" style:family="paragraph">
      <style:paragraph-properties fo:text-indent="-0.1666in"/>
    </style:style>
    <style:style style:name="P24" style:parent-style-name="Normal" style:list-style-name="LFO1" style:family="paragraph">
      <style:paragraph-properties fo:text-indent="-0.1666in"/>
    </style:style>
    <style:style style:name="P25" style:parent-style-name="Normal" style:list-style-name="LFO1" style:family="paragraph">
      <style:paragraph-properties fo:text-indent="-0.1666in"/>
    </style:style>
    <style:style style:name="P26" style:parent-style-name="Normal" style:list-style-name="LFO1" style:family="paragraph">
      <style:paragraph-properties fo:margin-bottom="0.2229in" fo:text-indent="-0.1666in"/>
    </style:style>
    <style:style style:name="P27" style:parent-style-name="Normal" style:family="paragraph">
      <style:paragraph-properties fo:margin-bottom="0.3444in" fo:line-height="135%" fo:margin-left="-0.0034in">
        <style:tab-stops/>
      </style:paragraph-properties>
    </style:style>
    <style:style style:name="T28" style:parent-style-name="Fonteparág.padrão" style:family="text">
      <style:text-properties fo:font-weight="bold" style:font-weight-asian="bold"/>
    </style:style>
    <style:style style:name="P29" style:parent-style-name="Normal" style:family="paragraph">
      <style:paragraph-properties fo:text-align="center" fo:margin-bottom="0in" fo:line-height="106%"/>
    </style:style>
    <style:style style:name="P30" style:parent-style-name="Normal" style:family="paragraph">
      <style:paragraph-properties fo:text-align="center" fo:margin-bottom="0.175in" fo:line-height="106%" fo:margin-right="0.0013in"/>
    </style:style>
    <style:style style:name="P31" style:parent-style-name="Normal" style:family="paragraph">
      <style:paragraph-properties fo:margin-bottom="0in" fo:margin-left="-0.0034in" fo:margin-right="4.5138in">
        <style:tab-stops/>
      </style:paragraph-properties>
    </style:style>
    <style:style style:name="P32" style:parent-style-name="Normal" style:family="paragraph">
      <style:paragraph-properties fo:margin-bottom="0.0069in" fo:margin-left="-0.0034in">
        <style:tab-stops/>
      </style:paragraph-properties>
    </style:style>
    <style:style style:name="P33" style:parent-style-name="Normal" style:family="paragraph">
      <style:paragraph-properties fo:margin-left="-0.0034in">
        <style:tab-stops/>
      </style:paragraph-properties>
    </style:style>
    <style:style style:name="P34" style:parent-style-name="Normal" style:family="paragraph">
      <style:paragraph-properties fo:margin-bottom="0in" fo:margin-left="-0.0034in" fo:margin-right="4.5138in">
        <style:tab-stops/>
      </style:paragraph-properties>
    </style:style>
    <style:style style:name="P35" style:parent-style-name="Normal" style:family="paragraph">
      <style:paragraph-properties fo:margin-bottom="0.0069in" fo:margin-left="-0.0034in">
        <style:tab-stops/>
      </style:paragraph-properties>
    </style:style>
    <style:style style:name="P36" style:parent-style-name="Normal" style:family="paragraph">
      <style:paragraph-properties fo:margin-bottom="0.2159in" fo:margin-left="-0.0034in">
        <style:tab-stops/>
      </style:paragraph-properties>
    </style:style>
    <style:style style:name="P37" style:parent-style-name="Normal" style:family="paragraph">
      <style:paragraph-properties fo:margin-bottom="0.0312in" fo:margin-left="-0.0034in">
        <style:tab-stops/>
      </style:paragraph-properties>
    </style:style>
    <style:style style:name="T38" style:parent-style-name="Fonteparág.padrão" style:family="text">
      <style:text-properties fo:font-weight="bold" style:font-weight-asian="bold"/>
    </style:style>
    <style:style style:name="P39" style:parent-style-name="Normal" style:list-style-name="LFO2" style:family="paragraph">
      <style:paragraph-properties fo:margin-bottom="0.0631in" fo:text-indent="-0.2583in"/>
    </style:style>
    <style:style style:name="P40" style:parent-style-name="Normal" style:list-style-name="LFO2" style:family="paragraph">
      <style:paragraph-properties fo:margin-bottom="0.0652in" fo:text-indent="-0.2583in"/>
    </style:style>
    <style:style style:name="P41" style:parent-style-name="Normal" style:family="paragraph">
      <style:paragraph-properties fo:margin-bottom="0.0652in" fo:margin-left="-0.0034in">
        <style:tab-stops/>
      </style:paragraph-properties>
    </style:style>
    <style:style style:name="T42" style:parent-style-name="Fonteparág.padrão" style:family="text">
      <style:text-properties fo:font-weight="bold" style:font-weight-asian="bold"/>
    </style:style>
    <style:style style:name="T43" style:parent-style-name="Fonteparág.padrão" style:family="text">
      <style:text-properties fo:font-weight="bold" style:font-weight-asian="bold"/>
    </style:style>
    <style:style style:name="T44" style:parent-style-name="Fonteparág.padrão" style:family="text">
      <style:text-properties fo:font-weight="bold" style:font-weight-asian="bold"/>
    </style:style>
    <style:style style:name="P45" style:parent-style-name="Normal" style:list-style-name="LFO3" style:family="paragraph">
      <style:paragraph-properties fo:margin-bottom="0in" fo:line-height="128%" fo:text-indent="-0.3513in"/>
    </style:style>
    <style:style style:name="T46" style:parent-style-name="Fonteparág.padrão" style:family="text">
      <style:text-properties fo:font-weight="bold" style:font-weight-asian="bold"/>
    </style:style>
    <style:style style:name="T47" style:parent-style-name="Fonteparág.padrão" style:family="text">
      <style:text-properties fo:font-weight="bold" style:font-weight-asian="bold"/>
    </style:style>
    <style:style style:name="P48" style:parent-style-name="Normal" style:list-style-name="LFO3" style:family="paragraph">
      <style:paragraph-properties fo:margin-bottom="0.0638in" fo:text-indent="-0.3513in"/>
    </style:style>
    <style:style style:name="P49" style:parent-style-name="Normal" style:list-style-name="LFO3" style:family="paragraph">
      <style:paragraph-properties fo:margin-bottom="0.0659in" fo:text-indent="-0.3513in"/>
    </style:style>
    <style:style style:name="P50" style:parent-style-name="Normal" style:list-style-name="LFO3" style:family="paragraph">
      <style:paragraph-properties fo:margin-bottom="0.0673in" fo:text-indent="-0.3513in"/>
    </style:style>
    <style:style style:name="P51" style:parent-style-name="Normal" style:list-style-name="LFO3" style:family="paragraph">
      <style:paragraph-properties fo:margin-bottom="0.0618in" fo:text-indent="-0.3513in"/>
    </style:style>
    <style:style style:name="P52" style:parent-style-name="Normal" style:list-style-name="LFO3" style:family="paragraph">
      <style:paragraph-properties fo:margin-bottom="0.0506in" fo:text-indent="-0.3513in"/>
    </style:style>
    <style:style style:name="P53" style:parent-style-name="Normal" style:list-style-name="LFO3" style:family="paragraph">
      <style:paragraph-properties fo:margin-bottom="0.0493in" fo:text-indent="-0.3513in"/>
    </style:style>
    <style:style style:name="P54" style:parent-style-name="Normal" style:list-style-name="LFO3" style:family="paragraph">
      <style:paragraph-properties fo:margin-bottom="0in" fo:line-height="106%" fo:text-indent="-0.3513in"/>
    </style:style>
  </office:automatic-styles>
  <office:body>
    <office:text text:use-soft-page-breaks="true">
      <text:p text:style-name="P1"><text:span text:style-name="T2">ANEXO II</text:span></text:p>
      <text:p text:style-name="P3"><text:span text:style-name="T4">TERMO DE COMPROMISSO DE MANUTENÇÃO DE SIGILO (TCMS)</text:span></text:p>
      <text:p text:style-name="P5">Eu, [onshow.tbsboxNome]<text:span text:style-name="T6">(1),<text:s/></text:span>CPF [onshow.tbsboxCpf]<text:span text:style-name="T7">(2)</text:span>, regularmente inscrito na Ordem dos Advogados do Brasil nº [onshow.tbsboxOAB]<text:span text:style-name="T8">(3*)</text:span>, Seccional [onshow.tbsSeccional]<text:span text:style-name="T9">(4*)</text:span>, endereço [onshow.tbsboxEndereco]<text:span text:style-name="T10">(5)</text:span>, e-mail[onshow.tbsboxEmail]<text:span text:style-name="T11">(6)<text:s/></text:span>e telefone<text:s/>[onshow.tbsboxTelefone]<text:span text:style-name="T12"><text:s/></text:span><text:span text:style-name="T13">(7)</text:span>, considerando o Acordo de</text:p>
      <text:p text:style-name="P14">Cooperação Técnica celebrado entre o INSTITUTO NACIONAL DO SEGURO SOCIAL - INSS e a ORDEM DOS ADVOGADOS DO BRASIL - SECCIONAL</text:p>
      <text:p text:style-name="P15">[onshow.tbsSeccional]<text:span text:style-name="T16">(8)</text:span>,<text:s/><text:span text:style-name="T17">DECLARO<text:s/></text:span>ter ciência inequívoca da legislação acerca do tratamento de dados pessoais, sobretudo da Lei nº 12.527, de 18 de novembro de 2011, e da Lei nº 13.709, de 14 de agosto de 2018, Política de Segurança da Informação do INSS POSIN-INSS (RESOLUÇÃO Nº 9/CEGOV/INSS, DE 31 DE AGOSTO DE 2020) e Norma de Controle de Acesso Lógico do INSS - NCAL-INSS (PORTARIA CONJUNTA DTI/DIRAT/INSS Nº 3, DE 01 DE ABRIL DE 2022), e, sob pena de responsabilização administrativa, civil e penal, no tocante às atribuições a mim conferidas, comprometo-me a:</text:p>
      <text:list text:style-name="LFO1" text:continue-numbering="true">
        <text:list-item>
          <text:p text:style-name="P18">manusear os dados apenas para atender a necessidade do requerimento e manter aabsoluta cautela quando da exibição de dados em tela, impressora, ou, ainda, na gravação em meios eletrônicos, afim de evitar que deles venham a tomar ciência de pessoas não autorizadas;</text:p>
        </text:list-item>
        <text:list-item>
          <text:p text:style-name="P19">não me ausentar do terminal sem encerrar a sessão de uso das bases, garantindo assima impossibilidade de acesso indevido por pessoas não autorizadas;</text:p>
        </text:list-item>
        <text:list-item>
          <text:p text:style-name="P20">manter sigilo dos dados ou informações sigilosas obtidas por força de minhasatribuições, abstendo-me de revelá-los ou divulgá-los, sob pena de incorrer nas sanções civis e penais decorrentes de eventual divulgação;</text:p>
        </text:list-item>
        <text:list-item>
          <text:p text:style-name="P21">realizar atividades de tratamento de dados observando a boa-fé e os princípiosdefinidos na Lei nº 13.709, de 14 de Agosto de 2018, que dispõe sobre a proteção de dados pessoais e altera a Lei nº 12.965, de 23 de abril de 2014 (Marco Civil da Internet) e estar ciente das Sanções Administrativas previstas em seu Art. 52, § 3º;</text:p>
        </text:list-item>
        <text:list-item>
          <text:p text:style-name="P22">estar ciente das restrições previstas no artigo 31, § 2º, da Lei Federal n° 12.527/2011 (Lei de Acesso à Informação) e do § 2º, do artigo 61 do Decreto n° 7.724/2012 (uso indevido da informação), no artigo 20 (divulgação autorizada ou necessária) da Lei n°10.406/2002 (Código Civil) e nos artigos 138 a 145 (crimes contra a honra), 297,<text:s/><text:soft-page-break/>299 e 304 (crimes de falsidade documental) do Decreto-Lei n° 2.848/1940 (Código Penal);</text:p>
        </text:list-item>
        <text:list-item>
          <text:p text:style-name="P23">reconhecer que a utilização dos ativos de informação do INSS poderá ser monitorada;</text:p>
        </text:list-item>
        <text:list-item>
          <text:p text:style-name="P24">não utilizar e nem disponibilizar os dados para uso comercial, preservar o conteúdodas informações classificadas em qualquer grau de sigilo, ou dos materiais de acesso restrito, sem divulgá-lo a terceiros;</text:p>
        </text:list-item>
        <text:list-item>
          <text:p text:style-name="P25">responder, em todas as instâncias devidas, pelas consequências decorrentes das açõesou omissões de minha parte que possam pôr em risco ou comprometer a exclusividade de conhecimento de minha senha; e</text:p>
        </text:list-item>
        <text:list-item>
          <text:p text:style-name="P26">não copiar ou reproduzir, por qualquer meio ou modo as informações classificadasem qualquer grau de sigilo e relativas aos materiais de acesso restrito do INSS, salvo autorização da autoridade competente.</text:p>
        </text:list-item>
      </text:list>
      <text:p text:style-name="P27">Ciente e de acordo, [onshow.tbsCidadeUF], [onshow.tbsDia] de [onshow.tbsMes]<text:span text:style-name="T28"><text:s/></text:span>de [onshow.tbsAno].</text:p>
      <text:p text:style-name="P29">_________________________________________</text:p>
      <text:p text:style-name="P30">Assinatura</text:p>
      <text:p text:style-name="P31">Testemunha 1 Nome:</text:p>
      <text:p text:style-name="P32">CPF:</text:p>
      <text:p text:style-name="P33">Assinatura: ___________________</text:p>
      <text:p text:style-name="P34">Testemunha 2 Nome:</text:p>
      <text:p text:style-name="P35">CPF:</text:p>
      <text:p text:style-name="P36">Assinatura: ___________________</text:p>
      <text:p text:style-name="P37"><text:span text:style-name="T38">NOTA EXPLICATIVA<text:s/></text:span>: Os campos que constam em branco devem ser preenchidos de acordo com as informações elencadas abaixo. Essa tabela não faz parte deste documento, devendo ser deletada após o preenchimento.</text:p>
      <text:list text:style-name="LFO2" text:continue-numbering="true">
        <text:list-item>
          <text:p text:style-name="P39">Nome completo do advogado ou do cadastrador externo.</text:p>
        </text:list-item>
        <text:list-item>
          <text:p text:style-name="P40">Nº do CPF.</text:p>
        </text:list-item>
      </text:list>
      <text:p text:style-name="P41"><text:span text:style-name="T42">(3*)<text:s/></text:span>Número de inscrição na Ordem dos Advogados do Brasil.<text:s/><text:span text:style-name="T43">*</text:span>No caso de cadastrador externo, suprimir o texto "regularmente inscrito na Ordem dos Advogados do Brasil Seccional [onshow.tbsSeccional]<text:span text:style-name="T44">(2*)",<text:s/></text:span>quando não for advogado.</text:p>
      <text:list text:style-name="LFO3" text:continue-numbering="true">
        <text:list-item>
          <text:p text:style-name="P45">Unidade de Federação (UF).<text:s/><text:span text:style-name="T46">*</text:span>No caso de cadastrador externo, suprimir o texto "regularmente inscrito na Ordem dos Advogados do Brasil Seccional [onshow.tbsSeccional]<text:span text:style-name="T47">(2*)",<text:s/></text:span>quando não for advogado.</text:p>
        </text:list-item>
        <text:list-item>
          <text:p text:style-name="P48">endereço completo com CEP.</text:p>
        </text:list-item>
        <text:list-item>
          <text:p text:style-name="P49">endereço de e-mail.</text:p>
        </text:list-item>
        <text:list-item>
          <text:p text:style-name="P50">número de telefone com DDD.</text:p>
        </text:list-item>
        <text:list-item>
          <text:p text:style-name="P51">Unidade da Federação da Seccional da Ordem dos Advogados do Brasil.</text:p>
        </text:list-item>
        <text:list-item>
          <text:p text:style-name="P52">Local.</text:p>
        </text:list-item>
        <text:list-item>
          <text:p text:style-name="P53">Data.</text:p>
        </text:list-item>
        <text:list-item>
          <text:p text:style-name="P54">Ano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bottom="0.1833in" fo:line-height="102%" fo:margin-left="0.0069in" fo:text-indent="-0.0069in">
        <style:tab-stops/>
      </style:paragraph-properties>
      <style:text-properties style:font-name="Times New Roman" fo:color="#000000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6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7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8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9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1666in" text:min-label-width="0in" text:list-level-position-and-space-mode="label-alignment">
          <style:list-level-label-alignment text:label-followed-by="listtab" fo:margin-left="0.1666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text:style-name="WW_CharLFO2LVL1" style:num-prefix="(" style:num-suffix=")" style:num-list-format-name="NLF1" style:num-format="1">
        <style:list-level-properties text:space-before="0.2583in" text:min-label-width="0in" text:list-level-position-and-space-mode="label-alignment">
          <style:list-level-label-alignment text:label-followed-by="listtab" fo:margin-left="0.2583in" fo:text-indent="0in"/>
        </style:list-level-properties>
      </text:list-level-style-number>
      <text:list-level-style-number text:level="2" text:style-name="WW_CharLFO2LVL2" style:num-list-format-name="NLF1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list-format-name="NLF1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list-format-name="NLF1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list-format-name="NLF1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list-format-name="NLF1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list-format-name="NLF1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list-format-name="NLF1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list-format-name="NLF1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3">
      <text:list-level-style-number text:level="1" text:style-name="WW_CharLFO3LVL1" style:num-prefix="(" style:num-suffix=")" style:num-list-format-name="NLF1" style:num-format="1" text:start-value="4">
        <style:list-level-properties text:space-before="0.3513in" text:min-label-width="0in" text:list-level-position-and-space-mode="label-alignment">
          <style:list-level-label-alignment text:label-followed-by="listtab" fo:margin-left="0.3513in" fo:text-indent="0in"/>
        </style:list-level-properties>
      </text:list-level-style-number>
      <text:list-level-style-number text:level="2" text:style-name="WW_CharLFO3LVL2" style:num-list-format-name="NLF1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3LVL3" style:num-list-format-name="NLF1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3LVL4" style:num-list-format-name="NLF1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3LVL5" style:num-list-format-name="NLF1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3LVL6" style:num-list-format-name="NLF1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3LVL7" style:num-list-format-name="NLF1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3LVL8" style:num-list-format-name="NLF1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3LVL9" style:num-list-format-name="NLF1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1">
      <number:num-list-label text:level="1"/>
      <number:text>(%1%)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984in" fo:margin-left="1.1833in" fo:margin-bottom="1.1201in" fo:margin-right="1.179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Administrador</meta:initial-creator>
    <dc:creator>Gabriel Barcellos</dc:creator>
    <meta:creation-date>2025-06-11T20:25:00Z</meta:creation-date>
    <dc:date>2026-02-06T19:40:00Z</dc:date>
    <meta:template xlink:href="Normal.dotm" xlink:type="simple"/>
    <meta:editing-cycles>3</meta:editing-cycles>
    <meta:editing-duration>PT240S</meta:editing-duration>
    <meta:document-statistic meta:page-count="3" meta:paragraph-count="8" meta:word-count="664" meta:character-count="4245" meta:row-count="29" meta:non-whitespace-character-count="3589"/>
  </office:meta>
</office:document-meta>
</file>